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7112" calcext:value-type="float">
            <text:p>27.9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16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1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1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0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07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848" calcext:value-type="float">
            <text:p>29.6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06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0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0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0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0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0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0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200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9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9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9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9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97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96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9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9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9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9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9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9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9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9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9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8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8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8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8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8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87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86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8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8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8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8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8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8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8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357099145201</text:p>
          </table:table-cell>
          <table:table-cell office:value-type="string" calcext:value-type="string">
            <text:p>17N 17W 26AC:145672</text:p>
          </table:table-cell>
          <table:table-cell office:value-type="string" calcext:value-type="string">
            <text:p>198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